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.f( List &lt; ?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Utils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.test_cast_to_SqlDate_util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Test.test_cast_to_SqlDate_sql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cast_to_SqlDate_sql_Dat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Intege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Test.test_cast_to_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SqlDat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UtilsTest.test_cast_to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cast_to_Timestamp_sql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cast_to_Timestamp_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cast_ab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ca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cast_to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ab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UtilsTest.test_cast_to_Timestamp_sql_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Timestamp_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Test.test_cast_to_Timestamp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cast_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.test_cast_to_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UtilsTest.test_ca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cast_to_Timestamp_nul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cast_to_Timestamp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SqlDate_nul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cast_to_SqlDate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cast_to_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cast_to_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cast_to_SqlDat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Timestamp_1970_01_01_00_00_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.test_cast_to_SqlDate_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Test.test_cast_to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Timestamp_no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UtilsTest.test_cast_to_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cast_to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BigInteger_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.test_cast_to_BigDecimal_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.test_cast_to_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.test_cast_to_Sq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.test_cast_to_Timestamp_util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